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章">
            <text:p>章</text:p>
          </table:table-cell>
          <table:table-cell office:value-type="string" office:value="しょう">
            <text:p>しょう</text:p>
          </table:table-cell>
          <table:table-cell office:value-type="string" office:value="chapter">
            <text:p>chap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の第6章が特に好きです。">
            <text:p>この本の第6章が特に好きです。</text:p>
          </table:table-cell>
          <table:table-cell office:value-type="string" office:value="この ほん の だい 6 しょう が とくに すき です。">
            <text:p>この ほん の だい 6 しょう が とくに すき です。</text:p>
          </table:table-cell>
          <table:table-cell office:value-type="string" office:value="I especially like the chapter 6 of this book.">
            <text:p>I especially like the chapter 6 of this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ンバー">
            <text:p>メンバー</text:p>
          </table:table-cell>
          <table:table-cell office:value-type="string" office:value="メンバー">
            <text:p>メンバー</text:p>
          </table:table-cell>
          <table:table-cell office:value-type="string" office:value="member">
            <text:p>me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グループのメンバーは10人です。">
            <text:p>グループのメンバーは10人です。</text:p>
          </table:table-cell>
          <table:table-cell office:value-type="string" office:value="グループ の メンバー は 10 にん です。">
            <text:p>グループ の メンバー は 10 にん です。</text:p>
          </table:table-cell>
          <table:table-cell office:value-type="string" office:value="There are 10 members in the group.">
            <text:p>There are 10 members in the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演奏">
            <text:p>演奏</text:p>
          </table:table-cell>
          <table:table-cell office:value-type="string" office:value="えんそう">
            <text:p>えんそう</text:p>
          </table:table-cell>
          <table:table-cell office:value-type="string" office:value="musical performance">
            <text:p>musical perform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ピアノの演奏は素晴らしいね。">
            <text:p>彼女のピアノの演奏は素晴らしいね。</text:p>
          </table:table-cell>
          <table:table-cell office:value-type="string" office:value="かのじょ の ピアノ の えんそう は すばらしい ね。">
            <text:p>かのじょ の ピアノ の えんそう は すばらしい ね。</text:p>
          </table:table-cell>
          <table:table-cell office:value-type="string" office:value="Her piano performance is wonderful.">
            <text:p>Her piano performance is wond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案">
            <text:p>案</text:p>
          </table:table-cell>
          <table:table-cell office:value-type="string" office:value="あん">
            <text:p>あん</text:p>
          </table:table-cell>
          <table:table-cell office:value-type="string" office:value="plan, idea">
            <text:p>plan, id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もっと案を出し合いましょう。">
            <text:p>もっと案を出し合いましょう。</text:p>
          </table:table-cell>
          <table:table-cell office:value-type="string" office:value="もっと あん を だしあいましょう。">
            <text:p>もっと あん を だしあいましょう。</text:p>
          </table:table-cell>
          <table:table-cell office:value-type="string" office:value="Let's share more ideas.">
            <text:p>Let's share more id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希望">
            <text:p>希望</text:p>
          </table:table-cell>
          <table:table-cell office:value-type="string" office:value="きぼう">
            <text:p>きぼう</text:p>
          </table:table-cell>
          <table:table-cell office:value-type="string" office:value="hope, wish">
            <text:p>hope, wi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本社で働くことを希望しています。">
            <text:p>彼は本社で働くことを希望しています。</text:p>
          </table:table-cell>
          <table:table-cell office:value-type="string" office:value="かれ は ほんしゃ で はたらく こと を きぼう して います。">
            <text:p>かれ は ほんしゃ で はたらく こと を きぼう して います。</text:p>
          </table:table-cell>
          <table:table-cell office:value-type="string" office:value="He hopes to work at the head office.">
            <text:p>He hopes to work at the head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憶">
            <text:p>記憶</text:p>
          </table:table-cell>
          <table:table-cell office:value-type="string" office:value="きおく">
            <text:p>きおく</text:p>
          </table:table-cell>
          <table:table-cell office:value-type="string" office:value="memory, remembrance">
            <text:p>memory, remembr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当時のことはしっかり記憶しているよ。">
            <text:p>当時のことはしっかり記憶しているよ。</text:p>
          </table:table-cell>
          <table:table-cell office:value-type="string" office:value="とうじ の こと は しっかり きおく して いる よ。">
            <text:p>とうじ の こと は しっかり きおく して いる よ。</text:p>
          </table:table-cell>
          <table:table-cell office:value-type="string" office:value="I clearly remember what happened at that time.">
            <text:p>I clearly remember what happened at tha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モデル">
            <text:p>モデル</text:p>
          </table:table-cell>
          <table:table-cell office:value-type="string" office:value="モデル">
            <text:p>モデル</text:p>
          </table:table-cell>
          <table:table-cell office:value-type="string" office:value="model">
            <text:p>mod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この小説の主人公のモデルです。">
            <text:p>彼女はこの小説の主人公のモデルです。</text:p>
          </table:table-cell>
          <table:table-cell office:value-type="string" office:value="かのじょ は この しょうせつ の しゅじんこう の モデル です。">
            <text:p>かのじょ は この しょうせつ の しゅじんこう の モデル です。</text:p>
          </table:table-cell>
          <table:table-cell office:value-type="string" office:value="She's the model for the heroine in this novel.">
            <text:p>She's the model for the heroine in this nov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々">
            <text:p>方々</text:p>
          </table:table-cell>
          <table:table-cell office:value-type="string" office:value="かたがた">
            <text:p>かたがた</text:p>
          </table:table-cell>
          <table:table-cell office:value-type="string" office:value="people (polite)">
            <text:p>people (polit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勢の方々にご出席いただきました。">
            <text:p>大勢の方々にご出席いただきました。</text:p>
          </table:table-cell>
          <table:table-cell office:value-type="string" office:value="おおぜい の かたがた に ごしゅっせき いただきました。">
            <text:p>おおぜい の かたがた に ごしゅっせき いただきました。</text:p>
          </table:table-cell>
          <table:table-cell office:value-type="string" office:value="It was attended by a great number of people.">
            <text:p>It was attended by a great number of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売">
            <text:p>発売</text:p>
          </table:table-cell>
          <table:table-cell office:value-type="string" office:value="はつばい">
            <text:p>はつばい</text:p>
          </table:table-cell>
          <table:table-cell office:value-type="string" office:value="launch, release (of a product)">
            <text:p>launch, release (of a product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しい車が発売された。">
            <text:p>新しい車が発売された。</text:p>
          </table:table-cell>
          <table:table-cell office:value-type="string" office:value="あたらしい くるま が はつばい された。">
            <text:p>あたらしい くるま が はつばい された。</text:p>
          </table:table-cell>
          <table:table-cell office:value-type="string" office:value="A new car was put on the market.">
            <text:p>A new car was put on the 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題">
            <text:p>話題</text:p>
          </table:table-cell>
          <table:table-cell office:value-type="string" office:value="わだい">
            <text:p>わだい</text:p>
          </table:table-cell>
          <table:table-cell office:value-type="string" office:value="topic of conversation, being talked about">
            <text:p>topic of conversation, being talked ab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が話題のレストランです。">
            <text:p>ここが話題のレストランです。</text:p>
          </table:table-cell>
          <table:table-cell office:value-type="string" office:value="ここ が わだい の レストラン です。">
            <text:p>ここ が わだい の レストラン です。</text:p>
          </table:table-cell>
          <table:table-cell office:value-type="string" office:value="This is the restaurant everyone is talking about.">
            <text:p>This is the restaurant everyone is talking ab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指す">
            <text:p>目指す</text:p>
          </table:table-cell>
          <table:table-cell office:value-type="string" office:value="めざす">
            <text:p>めざす</text:p>
          </table:table-cell>
          <table:table-cell office:value-type="string" office:value="aim for">
            <text:p>aim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料理人を目指しています。">
            <text:p>私は料理人を目指しています。</text:p>
          </table:table-cell>
          <table:table-cell office:value-type="string" office:value="わたし は りょうり にん を めざして います。">
            <text:p>わたし は りょうり にん を めざして います。</text:p>
          </table:table-cell>
          <table:table-cell office:value-type="string" office:value="I intend to become a cook.">
            <text:p>I intend to become a c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建築">
            <text:p>建築</text:p>
          </table:table-cell>
          <table:table-cell office:value-type="string" office:value="けんちく">
            <text:p>けんちく</text:p>
          </table:table-cell>
          <table:table-cell office:value-type="string" office:value="construction, architecture">
            <text:p>construction, architec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らは家を建築中です。">
            <text:p>彼らは家を建築中です。</text:p>
          </table:table-cell>
          <table:table-cell office:value-type="string" office:value="かれら は いえ を けんちく ちゅう です。">
            <text:p>かれら は いえ を けんちく ちゅう です。</text:p>
          </table:table-cell>
          <table:table-cell office:value-type="string" office:value="They are building a house.">
            <text:p>They are building a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印象">
            <text:p>印象</text:p>
          </table:table-cell>
          <table:table-cell office:value-type="string" office:value="いんしょう">
            <text:p>いんしょう</text:p>
          </table:table-cell>
          <table:table-cell office:value-type="string" office:value="impression">
            <text:p>im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から良い印象を受けたわ。">
            <text:p>彼から良い印象を受けたわ。</text:p>
          </table:table-cell>
          <table:table-cell office:value-type="string" office:value="かれ から いい いんしょう を うけた わ。">
            <text:p>かれ から いい いんしょう を うけた わ。</text:p>
          </table:table-cell>
          <table:table-cell office:value-type="string" office:value="I got a good impression from him.">
            <text:p>I got a good impression from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権利">
            <text:p>権利</text:p>
          </table:table-cell>
          <table:table-cell office:value-type="string" office:value="けんり">
            <text:p>けんり</text:p>
          </table:table-cell>
          <table:table-cell office:value-type="string" office:value="right, privilege">
            <text:p>right, privile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には知る権利があります。">
            <text:p>私たちには知る権利があります。</text:p>
          </table:table-cell>
          <table:table-cell office:value-type="string" office:value="わたし たち に は しる けんり が あります。">
            <text:p>わたし たち に は しる けんり が あります。</text:p>
          </table:table-cell>
          <table:table-cell office:value-type="string" office:value="We have the right to know.">
            <text:p>We have the right to k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習">
            <text:p>学習</text:p>
          </table:table-cell>
          <table:table-cell office:value-type="string" office:value="がくしゅう">
            <text:p>がくしゅう</text:p>
          </table:table-cell>
          <table:table-cell office:value-type="string" office:value="study, learning">
            <text:p>study, lear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野外で学習した。">
            <text:p>今日は野外で学習した。</text:p>
          </table:table-cell>
          <table:table-cell office:value-type="string" office:value="きょう は やがい で がくしゅう した。">
            <text:p>きょう は やがい で がくしゅう した。</text:p>
          </table:table-cell>
          <table:table-cell office:value-type="string" office:value="We studied outdoors today.">
            <text:p>We studied outdoor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展">
            <text:p>発展</text:p>
          </table:table-cell>
          <table:table-cell office:value-type="string" office:value="はってん">
            <text:p>はってん</text:p>
          </table:table-cell>
          <table:table-cell office:value-type="string" office:value="development, expansion">
            <text:p>development, expan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会社は目覚しく発展しているね。">
            <text:p>あの会社は目覚しく発展しているね。</text:p>
          </table:table-cell>
          <table:table-cell office:value-type="string" office:value="あの かいしゃ は めざましく はってん して いる ね。">
            <text:p>あの かいしゃ は めざましく はってん して いる ね。</text:p>
          </table:table-cell>
          <table:table-cell office:value-type="string" office:value="That company has been expanding remarkably.">
            <text:p>That company has been expanding remarkab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場">
            <text:p>現場</text:p>
          </table:table-cell>
          <table:table-cell office:value-type="string" office:value="げんば">
            <text:p>げんば</text:p>
          </table:table-cell>
          <table:table-cell office:value-type="string" office:value="scene, job site">
            <text:p>scene, job s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故現場には入れません。">
            <text:p>事故現場には入れません。</text:p>
          </table:table-cell>
          <table:table-cell office:value-type="string" office:value="じこ げんば に は はいれません。">
            <text:p>じこ げんば に は はいれません。</text:p>
          </table:table-cell>
          <table:table-cell office:value-type="string" office:value="You can't enter the accident scene.">
            <text:p>You can't enter the accident sc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分">
            <text:p>気分</text:p>
          </table:table-cell>
          <table:table-cell office:value-type="string" office:value="きぶん">
            <text:p>きぶん</text:p>
          </table:table-cell>
          <table:table-cell office:value-type="string" office:value="feeling, mood">
            <text:p>feeling, m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最高にいい気分だよ。">
            <text:p>今日は最高にいい気分だよ。</text:p>
          </table:table-cell>
          <table:table-cell office:value-type="string" office:value="きょう は さいこう に いい きぶん だ よ。">
            <text:p>きょう は さいこう に いい きぶん だ よ。</text:p>
          </table:table-cell>
          <table:table-cell office:value-type="string" office:value="I feel on top of the world today.">
            <text:p>I feel on top of the worl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移動">
            <text:p>移動</text:p>
          </table:table-cell>
          <table:table-cell office:value-type="string" office:value="いどう">
            <text:p>いどう</text:p>
          </table:table-cell>
          <table:table-cell office:value-type="string" office:value="movement, shift">
            <text:p>movement, shif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レンタカーで移動しました。">
            <text:p>私たちはレンタカーで移動しました。</text:p>
          </table:table-cell>
          <table:table-cell office:value-type="string" office:value="わたし たち は レンタカー で いどう しました。">
            <text:p>わたし たち は レンタカー で いどう しました。</text:p>
          </table:table-cell>
          <table:table-cell office:value-type="string" office:value="We traveled around by rental car.">
            <text:p>We traveled around by rental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行">
            <text:p>発行</text:p>
          </table:table-cell>
          <table:table-cell office:value-type="string" office:value="はっこう">
            <text:p>はっこう</text:p>
          </table:table-cell>
          <table:table-cell office:value-type="string" office:value="publication, issue">
            <text:p>publication, issu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雑誌は年に4回発行されているんだ。">
            <text:p>その雑誌は年に4回発行されているんだ。</text:p>
          </table:table-cell>
          <table:table-cell office:value-type="string" office:value="その ざっし は ねん に 4 かい はっこう されて いる ん だ。">
            <text:p>その ざっし は ねん に 4 かい はっこう されて いる ん だ。</text:p>
          </table:table-cell>
          <table:table-cell office:value-type="string" office:value="The magazine is published four times a year.">
            <text:p>The magazine is published four times a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宗教">
            <text:p>宗教</text:p>
          </table:table-cell>
          <table:table-cell office:value-type="string" office:value="しゅうきょう">
            <text:p>しゅうきょう</text:p>
          </table:table-cell>
          <table:table-cell office:value-type="string" office:value="religion">
            <text:p>relig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宗教を持たない人もたくさんいるわ。">
            <text:p>宗教を持たない人もたくさんいるわ。</text:p>
          </table:table-cell>
          <table:table-cell office:value-type="string" office:value="しゅうきょう を もたない ひと も たくさん いる わ。">
            <text:p>しゅうきょう を もたない ひと も たくさん いる わ。</text:p>
          </table:table-cell>
          <table:table-cell office:value-type="string" office:value="There are many people who have no religion as well.">
            <text:p>There are many people who have no religion a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正">
            <text:p>改正</text:p>
          </table:table-cell>
          <table:table-cell office:value-type="string" office:value="かいせい">
            <text:p>かいせい</text:p>
          </table:table-cell>
          <table:table-cell office:value-type="string" office:value="revision, amendment">
            <text:p>revision, amend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近く交通法が改正されます。">
            <text:p>近く交通法が改正されます。</text:p>
          </table:table-cell>
          <table:table-cell office:value-type="string" office:value="ちかく こうつう ほう が かいせい されます。">
            <text:p>ちかく こうつう ほう が かいせい されます。</text:p>
          </table:table-cell>
          <table:table-cell office:value-type="string" office:value="Traffic regulations will be revised soon.">
            <text:p>Traffic regulations will be revised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倍">
            <text:p>倍</text:p>
          </table:table-cell>
          <table:table-cell office:value-type="string" office:value="ばい">
            <text:p>ばい</text:p>
          </table:table-cell>
          <table:table-cell office:value-type="string" office:value="double, times">
            <text:p>double,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以前の収入は今の倍はあった。">
            <text:p>以前の収入は今の倍はあった。</text:p>
          </table:table-cell>
          <table:table-cell office:value-type="string" office:value="いぜん の しゅうにゅう は いま の ばい は あった。">
            <text:p>いぜん の しゅうにゅう は いま の ばい は あった。</text:p>
          </table:table-cell>
          <table:table-cell office:value-type="string" office:value="My previous income was double what it is now.">
            <text:p>My previous income was double what it i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安">
            <text:p>不安</text:p>
          </table:table-cell>
          <table:table-cell office:value-type="string" office:value="ふあん">
            <text:p>ふあん</text:p>
          </table:table-cell>
          <table:table-cell office:value-type="string" office:value="uneasy, worried">
            <text:p>uneasy, worri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明日、病院に検査に行くので少し不安です。">
            <text:p>明日、病院に検査に行くので少し不安です。</text:p>
          </table:table-cell>
          <table:table-cell office:value-type="string" office:value="あす、びょういん に けんさ に いく ので すこし ふあん です。">
            <text:p>あす、びょういん に けんさ に いく ので すこし ふあん です。</text:p>
          </table:table-cell>
          <table:table-cell office:value-type="string" office:value="I'm a bit worried because I have to go to the hospital for tests tomorrow.">
            <text:p>I'm a bit worried because I have to go to the hospital for test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ら">
            <text:p>自ら</text:p>
          </table:table-cell>
          <table:table-cell office:value-type="string" office:value="みずから">
            <text:p>みずから</text:p>
          </table:table-cell>
          <table:table-cell office:value-type="string" office:value="(for) oneself, personally">
            <text:p>(for) oneself, person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社長自らがその会社と交渉したよ。">
            <text:p>社長自らがその会社と交渉したよ。</text:p>
          </table:table-cell>
          <table:table-cell office:value-type="string" office:value="しゃちょう みずから が その かいしゃ と こうしょう した よ。">
            <text:p>しゃちょう みずから が その かいしゃ と こうしょう した よ。</text:p>
          </table:table-cell>
          <table:table-cell office:value-type="string" office:value="The president himself negotiated with the company.">
            <text:p>The president himself negotiated with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告">
            <text:p>広告</text:p>
          </table:table-cell>
          <table:table-cell office:value-type="string" office:value="こうこく">
            <text:p>こうこく</text:p>
          </table:table-cell>
          <table:table-cell office:value-type="string" office:value="advertisement">
            <text:p>advertis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広告を新聞で見ました。">
            <text:p>その広告を新聞で見ました。</text:p>
          </table:table-cell>
          <table:table-cell office:value-type="string" office:value="その こうこく を しんぶん で みました。">
            <text:p>その こうこく を しんぶん で みました。</text:p>
          </table:table-cell>
          <table:table-cell office:value-type="string" office:value="I saw that advertisement in the newspaper.">
            <text:p>I saw that advertisement in the news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共同">
            <text:p>共同</text:p>
          </table:table-cell>
          <table:table-cell office:value-type="string" office:value="きょうどう">
            <text:p>きょうどう</text:p>
          </table:table-cell>
          <table:table-cell office:value-type="string" office:value="joint, cooperation">
            <text:p>joint, coop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2社が共同で新製品を開発したんだ。">
            <text:p>2社が共同で新製品を開発したんだ。</text:p>
          </table:table-cell>
          <table:table-cell office:value-type="string" office:value="2 しゃ が きょうどう で しん せいひん を かいはつ した ん だ。">
            <text:p>2 しゃ が きょうどう で しん せいひん を かいはつ した ん だ。</text:p>
          </table:table-cell>
          <table:table-cell office:value-type="string" office:value="The two companies jointly developed a new product.">
            <text:p>The two companies jointly developed a new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代">
            <text:p>年代</text:p>
          </table:table-cell>
          <table:table-cell office:value-type="string" office:value="ねんだい">
            <text:p>ねんだい</text:p>
          </table:table-cell>
          <table:table-cell office:value-type="string" office:value="generation, era">
            <text:p>generation, e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と彼は同じ年代です。">
            <text:p>私と彼は同じ年代です。</text:p>
          </table:table-cell>
          <table:table-cell office:value-type="string" office:value="わたし と かれ は おなじ ねんだい です。">
            <text:p>わたし と かれ は おなじ ねんだい です。</text:p>
          </table:table-cell>
          <table:table-cell office:value-type="string" office:value="He and I are the same generation.">
            <text:p>He and I are the same gen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イプ">
            <text:p>タイプ</text:p>
          </table:table-cell>
          <table:table-cell office:value-type="string" office:value="タイプ">
            <text:p>タイプ</text:p>
          </table:table-cell>
          <table:table-cell office:value-type="string" office:value="type">
            <text:p>ty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同じタイプで色の違うものはありますか。">
            <text:p>同じタイプで色の違うものはありますか。</text:p>
          </table:table-cell>
          <table:table-cell office:value-type="string" office:value="おなじ タイプ で いろ の ちがう もの は あります か。">
            <text:p>おなじ タイプ で いろ の ちがう もの は あります か。</text:p>
          </table:table-cell>
          <table:table-cell office:value-type="string" office:value="Do you have the same type in a different color?">
            <text:p>Do you have the same type in a different colo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差">
            <text:p>差</text:p>
          </table:table-cell>
          <table:table-cell office:value-type="string" office:value="さ">
            <text:p>さ</text:p>
          </table:table-cell>
          <table:table-cell office:value-type="string" office:value="difference">
            <text:p>dif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都心と地方では収入に大きな差があるね。">
            <text:p>都心と地方では収入に大きな差があるね。</text:p>
          </table:table-cell>
          <table:table-cell office:value-type="string" office:value="としん と ちほう で は しゅうにゅう に おおきな さ が ある ね。">
            <text:p>としん と ちほう で は しゅうにゅう に おおきな さ が ある ね。</text:p>
          </table:table-cell>
          <table:table-cell office:value-type="string" office:value="There is a big difference between urban and rural areas in the amount of income earned.">
            <text:p>There is a big difference between urban and rural areas in the amount of income ear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営業">
            <text:p>営業</text:p>
          </table:table-cell>
          <table:table-cell office:value-type="string" office:value="えいぎょう">
            <text:p>えいぎょう</text:p>
          </table:table-cell>
          <table:table-cell office:value-type="string" office:value="business, sales">
            <text:p>business, sale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営業を担当しています。">
            <text:p>彼は営業を担当しています。</text:p>
          </table:table-cell>
          <table:table-cell office:value-type="string" office:value="かれ は えいぎょう を たんとう して います。">
            <text:p>かれ は えいぎょう を たんとう して います。</text:p>
          </table:table-cell>
          <table:table-cell office:value-type="string" office:value="He is in charge of sales.">
            <text:p>He is in charge of sa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割">
            <text:p>役割</text:p>
          </table:table-cell>
          <table:table-cell office:value-type="string" office:value="やくわり">
            <text:p>やくわり</text:p>
          </table:table-cell>
          <table:table-cell office:value-type="string" office:value="role, duty, responsibility">
            <text:p>role, duty, responsi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んなで役割を分担しましょう。">
            <text:p>みんなで役割を分担しましょう。</text:p>
          </table:table-cell>
          <table:table-cell office:value-type="string" office:value="みんな で やくわり を ぶんたん しましょう。">
            <text:p>みんな で やくわり を ぶんたん しましょう。</text:p>
          </table:table-cell>
          <table:table-cell office:value-type="string" office:value="Let's share duties.">
            <text:p>Let's share du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善">
            <text:p>改善</text:p>
          </table:table-cell>
          <table:table-cell office:value-type="string" office:value="かいぜん">
            <text:p>かいぜん</text:p>
          </table:table-cell>
          <table:table-cell office:value-type="string" office:value="improvement">
            <text:p>improv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食生活を改善しました。">
            <text:p>彼は食生活を改善しました。</text:p>
          </table:table-cell>
          <table:table-cell office:value-type="string" office:value="かれ は しょくせいかつ を かいぜん しました。">
            <text:p>かれ は しょくせいかつ を かいぜん しました。</text:p>
          </table:table-cell>
          <table:table-cell office:value-type="string" office:value="He has improved his eating habits.">
            <text:p>He has improved his eating habi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撮影">
            <text:p>撮影</text:p>
          </table:table-cell>
          <table:table-cell office:value-type="string" office:value="さつえい">
            <text:p>さつえい</text:p>
          </table:table-cell>
          <table:table-cell office:value-type="string" office:value="photographing, shoot">
            <text:p>photographing, shoo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撮影は3か月かけて行われました。">
            <text:p>撮影は3か月かけて行われました。</text:p>
          </table:table-cell>
          <table:table-cell office:value-type="string" office:value="さつえい は 3 かげつ かけて おこなわれました。">
            <text:p>さつえい は 3 かげつ かけて おこなわれました。</text:p>
          </table:table-cell>
          <table:table-cell office:value-type="string" office:value="The shooting took three months to finish.">
            <text:p>The shooting took three months to fin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ネルギー">
            <text:p>エネルギー</text:p>
          </table:table-cell>
          <table:table-cell office:value-type="string" office:value="エネルギー">
            <text:p>エネルギー</text:p>
          </table:table-cell>
          <table:table-cell office:value-type="string" office:value="energy">
            <text:p>ener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若者たちはエネルギーにあふれていますね。">
            <text:p>若者たちはエネルギーにあふれていますね。</text:p>
          </table:table-cell>
          <table:table-cell office:value-type="string" office:value="わかもの たち は エネルギー に あふれて います ね。">
            <text:p>わかもの たち は エネルギー に あふれて います ね。</text:p>
          </table:table-cell>
          <table:table-cell office:value-type="string" office:value="Young people are always full of energy.">
            <text:p>Young people are always full of ener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憲法">
            <text:p>憲法</text:p>
          </table:table-cell>
          <table:table-cell office:value-type="string" office:value="けんぽう">
            <text:p>けんぽう</text:p>
          </table:table-cell>
          <table:table-cell office:value-type="string" office:value="constitution, constitutional law">
            <text:p>constitution, constitutional la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憲法を改正することは難しいわね。">
            <text:p>憲法を改正することは難しいわね。</text:p>
          </table:table-cell>
          <table:table-cell office:value-type="string" office:value="けんぽう を かいせい する こと は むずかしい わ ね。">
            <text:p>けんぽう を かいせい する こと は むずかしい わ ね。</text:p>
          </table:table-cell>
          <table:table-cell office:value-type="string" office:value="It is difficult to revise the constitution.">
            <text:p>It is difficult to revise the constitu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謝">
            <text:p>感謝</text:p>
          </table:table-cell>
          <table:table-cell office:value-type="string" office:value="かんしゃ">
            <text:p>かんしゃ</text:p>
          </table:table-cell>
          <table:table-cell office:value-type="string" office:value="gratitude, thanks">
            <text:p>gratitude, thank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家族に感謝しています。">
            <text:p>家族に感謝しています。</text:p>
          </table:table-cell>
          <table:table-cell office:value-type="string" office:value="かぞく に かんしゃ して います。">
            <text:p>かぞく に かんしゃ して います。</text:p>
          </table:table-cell>
          <table:table-cell office:value-type="string" office:value="I'm grateful to my family.">
            <text:p>I'm grateful to my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覚">
            <text:p>感覚</text:p>
          </table:table-cell>
          <table:table-cell office:value-type="string" office:value="かんかく">
            <text:p>かんかく</text:p>
          </table:table-cell>
          <table:table-cell office:value-type="string" office:value="sense, feel">
            <text:p>sense, f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冷えて指の感覚がない。">
            <text:p>冷えて指の感覚がない。</text:p>
          </table:table-cell>
          <table:table-cell office:value-type="string" office:value="ひえて ゆび の かんかく が ない。">
            <text:p>ひえて ゆび の かんかく が ない。</text:p>
          </table:table-cell>
          <table:table-cell office:value-type="string" office:value="I can't feel my fingers because it's so cold.">
            <text:p>I can't feel my fingers because it's so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旅">
            <text:p>旅</text:p>
          </table:table-cell>
          <table:table-cell office:value-type="string" office:value="たび">
            <text:p>たび</text:p>
          </table:table-cell>
          <table:table-cell office:value-type="string" office:value="journey, travel">
            <text:p>journey, trave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姉はよく旅をします。">
            <text:p>姉はよく旅をします。</text:p>
          </table:table-cell>
          <table:table-cell office:value-type="string" office:value="あね は よく たび を します。">
            <text:p>あね は よく たび を します。</text:p>
          </table:table-cell>
          <table:table-cell office:value-type="string" office:value="My big sister travels a lot.">
            <text:p>My big sister travels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わせる">
            <text:p>合わせる</text:p>
          </table:table-cell>
          <table:table-cell office:value-type="string" office:value="あわせる">
            <text:p>あわせる</text:p>
          </table:table-cell>
          <table:table-cell office:value-type="string" office:value="match (something), adapt (oneself)">
            <text:p>match (something), adapt (oneself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日時はご都合に合わせます。">
            <text:p>日時はご都合に合わせます。</text:p>
          </table:table-cell>
          <table:table-cell office:value-type="string" office:value="にちじ は ごつごう に あわせます。">
            <text:p>にちじ は ごつごう に あわせます。</text:p>
          </table:table-cell>
          <table:table-cell office:value-type="string" office:value="The date can be decided according to your schedule.">
            <text:p>The date can be decided according to your schedu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既に">
            <text:p>既に</text:p>
          </table:table-cell>
          <table:table-cell office:value-type="string" office:value="すでに">
            <text:p>すでに</text:p>
          </table:table-cell>
          <table:table-cell office:value-type="string" office:value="already">
            <text:p>alread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ことは既にみんな知っています。">
            <text:p>そのことは既にみんな知っています。</text:p>
          </table:table-cell>
          <table:table-cell office:value-type="string" office:value="その こと は すでに みんな しって います。">
            <text:p>その こと は すでに みんな しって います。</text:p>
          </table:table-cell>
          <table:table-cell office:value-type="string" office:value="Everyone already knows that.">
            <text:p>Everyone already knows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状">
            <text:p>現状</text:p>
          </table:table-cell>
          <table:table-cell office:value-type="string" office:value="げんじょう">
            <text:p>げんじょう</text:p>
          </table:table-cell>
          <table:table-cell office:value-type="string" office:value="current condition, situation">
            <text:p>current condition, s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問題を解決できないのが現状です。">
            <text:p>問題を解決できないのが現状です。</text:p>
          </table:table-cell>
          <table:table-cell office:value-type="string" office:value="もんだい を かいけつ できない の が げんじょう です。">
            <text:p>もんだい を かいけつ できない の が げんじょう です。</text:p>
          </table:table-cell>
          <table:table-cell office:value-type="string" office:value="The current situation is that we can't solve the problem.">
            <text:p>The current situation is that we can't solve the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日">
            <text:p>先日</text:p>
          </table:table-cell>
          <table:table-cell office:value-type="string" office:value="せんじつ">
            <text:p>せんじつ</text:p>
          </table:table-cell>
          <table:table-cell office:value-type="string" office:value="the other day, a few days ago">
            <text:p>the other day, a few days ag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日の件はどうなりましたか。">
            <text:p>先日の件はどうなりましたか。</text:p>
          </table:table-cell>
          <table:table-cell office:value-type="string" office:value="せんじつ の けん は どう なりました か。">
            <text:p>せんじつ の けん は どう なりました か。</text:p>
          </table:table-cell>
          <table:table-cell office:value-type="string" office:value="What happened to that thing from a few days ago?">
            <text:p>What happened to that thing from a few days ago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央">
            <text:p>中央</text:p>
          </table:table-cell>
          <table:table-cell office:value-type="string" office:value="ちゅうおう">
            <text:p>ちゅうおう</text:p>
          </table:table-cell>
          <table:table-cell office:value-type="string" office:value="center, middle">
            <text:p>center, midd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公園は町のほぼ中央に位置するんだ。">
            <text:p>その公園は町のほぼ中央に位置するんだ。</text:p>
          </table:table-cell>
          <table:table-cell office:value-type="string" office:value="その こうえん は まち の ほぼ ちゅうおう に いち する ん だ。">
            <text:p>その こうえん は まち の ほぼ ちゅうおう に いち する ん だ。</text:p>
          </table:table-cell>
          <table:table-cell office:value-type="string" office:value="The park is located almost in the center of the town.">
            <text:p>The park is located almost in the center of the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似る">
            <text:p>似る</text:p>
          </table:table-cell>
          <table:table-cell office:value-type="string" office:value="にる">
            <text:p>にる</text:p>
          </table:table-cell>
          <table:table-cell office:value-type="string" office:value="resemble, be alike">
            <text:p>resemble, be alik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女の子は話し方まで母親に似るわね。">
            <text:p>女の子は話し方まで母親に似るわね。</text:p>
          </table:table-cell>
          <table:table-cell office:value-type="string" office:value="おんなのこ は はなしかた まで ははおや に にる わ ね。">
            <text:p>おんなのこ は はなしかた まで ははおや に にる わ ね。</text:p>
          </table:table-cell>
          <table:table-cell office:value-type="string" office:value="Girls resemble their mothers even in speech.">
            <text:p>Girls resemble their mothers even in spee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均">
            <text:p>平均</text:p>
          </table:table-cell>
          <table:table-cell office:value-type="string" office:value="へいきん">
            <text:p>へいきん</text:p>
          </table:table-cell>
          <table:table-cell office:value-type="string" office:value="average">
            <text:p>aver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平均で一日に8時間ぐらい働いています。">
            <text:p>平均で一日に8時間ぐらい働いています。</text:p>
          </table:table-cell>
          <table:table-cell office:value-type="string" office:value="へいきん で いちにち に 8 じかん ぐらい はたらいて います。">
            <text:p>へいきん で いちにち に 8 じかん ぐらい はたらいて います。</text:p>
          </table:table-cell>
          <table:table-cell office:value-type="string" office:value="I work for about eight hours a day on average.">
            <text:p>I work for about eight hours a day on aver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末">
            <text:p>末</text:p>
          </table:table-cell>
          <table:table-cell office:value-type="string" office:value="すえ">
            <text:p>すえ</text:p>
          </table:table-cell>
          <table:table-cell office:value-type="string" office:value="the end, in the end">
            <text:p>the end, in the 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長い話し合いの末、やっと同意に至った。">
            <text:p>長い話し合いの末、やっと同意に至った。</text:p>
          </table:table-cell>
          <table:table-cell office:value-type="string" office:value="ながい はなしあい の すえ、やっと どうい に いたった。">
            <text:p>ながい はなしあい の すえ、やっと どうい に いたった。</text:p>
          </table:table-cell>
          <table:table-cell office:value-type="string" office:value="After long talks, they finally reached an agreement.">
            <text:p>After long talks, they finally reached an agre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加">
            <text:p>追加</text:p>
          </table:table-cell>
          <table:table-cell office:value-type="string" office:value="ついか">
            <text:p>ついか</text:p>
          </table:table-cell>
          <table:table-cell office:value-type="string" office:value="addition, supplement">
            <text:p>addition, suppl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オーダーを追加しました。">
            <text:p>オーダーを追加しました。</text:p>
          </table:table-cell>
          <table:table-cell office:value-type="string" office:value="オーダー を ついか しました。">
            <text:p>オーダー を ついか しました。</text:p>
          </table:table-cell>
          <table:table-cell office:value-type="string" office:value="I made an additional order.">
            <text:p>I made an additional 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さる">
            <text:p>なさる</text:p>
          </table:table-cell>
          <table:table-cell office:value-type="string" office:value="なさる">
            <text:p>なさる</text:p>
          </table:table-cell>
          <table:table-cell office:value-type="string" office:value="do (honorific)">
            <text:p>do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申し込みなさるのでしたら、こちらにお並びください。">
            <text:p>お申し込みなさるのでしたら、こちらにお並びください。</text:p>
          </table:table-cell>
          <table:table-cell office:value-type="string" office:value="おもうしこみ なさる のでしたら、こちら に おならび ください。">
            <text:p>おもうしこみ なさる のでしたら、こちら に おならび ください。</text:p>
          </table:table-cell>
          <table:table-cell office:value-type="string" office:value="Please line up here if you're applying.">
            <text:p>Please line up here if you're app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様子">
            <text:p>様子</text:p>
          </table:table-cell>
          <table:table-cell office:value-type="string" office:value="ようす">
            <text:p>ようす</text:p>
          </table:table-cell>
          <table:table-cell office:value-type="string" office:value="the state of affairs, how someone appears">
            <text:p>the state of affairs, how someone appea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様子を見てきます。">
            <text:p>彼女の様子を見てきます。</text:p>
          </table:table-cell>
          <table:table-cell office:value-type="string" office:value="かのじょ の ようす を みて きます。">
            <text:p>かのじょ の ようす を みて きます。</text:p>
          </table:table-cell>
          <table:table-cell office:value-type="string" office:value="I'm going to see how she's doing.">
            <text:p>I'm going to see how she's do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活用">
            <text:p>活用</text:p>
          </table:table-cell>
          <table:table-cell office:value-type="string" office:value="かつよう">
            <text:p>かつよう</text:p>
          </table:table-cell>
          <table:table-cell office:value-type="string" office:value="practical use, application">
            <text:p>practical use, appl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インターネットを活用しているの。">
            <text:p>彼女はインターネットを活用しているの。</text:p>
          </table:table-cell>
          <table:table-cell office:value-type="string" office:value="かのじょ は インターネット を かつよう して いる の。">
            <text:p>かのじょ は インターネット を かつよう して いる の。</text:p>
          </table:table-cell>
          <table:table-cell office:value-type="string" office:value="She makes use of the Internet.">
            <text:p>She makes use of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換">
            <text:p>交換</text:p>
          </table:table-cell>
          <table:table-cell office:value-type="string" office:value="こうかん">
            <text:p>こうかん</text:p>
          </table:table-cell>
          <table:table-cell office:value-type="string" office:value="exchange, bartering">
            <text:p>exchange, barte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試合の相手とユニフォームを交換したよ。">
            <text:p>試合の相手とユニフォームを交換したよ。</text:p>
          </table:table-cell>
          <table:table-cell office:value-type="string" office:value="しあい の あいて と ユニフォーム を こうかん した よ。">
            <text:p>しあい の あいて と ユニフォーム を こうかん した よ。</text:p>
          </table:table-cell>
          <table:table-cell office:value-type="string" office:value="We exchanged uniforms with the opposing team at the match.">
            <text:p>We exchanged uniforms with the opposing team at the ma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整備">
            <text:p>整備</text:p>
          </table:table-cell>
          <table:table-cell office:value-type="string" office:value="せいび">
            <text:p>せいび</text:p>
          </table:table-cell>
          <table:table-cell office:value-type="string" office:value="maintenance">
            <text:p>mainten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は整備に出しています。">
            <text:p>車は整備に出しています。</text:p>
          </table:table-cell>
          <table:table-cell office:value-type="string" office:value="くるま は せいび に だして います。">
            <text:p>くるま は せいび に だして います。</text:p>
          </table:table-cell>
          <table:table-cell office:value-type="string" office:value="I've put my car in for maintenance.">
            <text:p>I've put my car in for mainten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想像">
            <text:p>想像</text:p>
          </table:table-cell>
          <table:table-cell office:value-type="string" office:value="そうぞう">
            <text:p>そうぞう</text:p>
          </table:table-cell>
          <table:table-cell office:value-type="string" office:value="imagination">
            <text:p>imag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んなことは想像できないよ。">
            <text:p>そんなことは想像できないよ。</text:p>
          </table:table-cell>
          <table:table-cell office:value-type="string" office:value="そんな こと は そうぞう できない よ。">
            <text:p>そんな こと は そうぞう できない よ。</text:p>
          </table:table-cell>
          <table:table-cell office:value-type="string" office:value="I can't imagine such a thing.">
            <text:p>I can't imagine such a 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あ">
            <text:p>ああ</text:p>
          </table:table-cell>
          <table:table-cell office:value-type="string" office:value="ああ">
            <text:p>ああ</text:p>
          </table:table-cell>
          <table:table-cell office:value-type="string" office:value="like that, that much">
            <text:p>like that, that mu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あうるさい人は苦手です。">
            <text:p>ああうるさい人は苦手です。</text:p>
          </table:table-cell>
          <table:table-cell office:value-type="string" office:value="ああ うるさい ひと は にがて です。">
            <text:p>ああ うるさい ひと は にがて です。</text:p>
          </table:table-cell>
          <table:table-cell office:value-type="string" office:value="I don't like a loud person like that.">
            <text:p>I don't like a loud person like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満足">
            <text:p>満足</text:p>
          </table:table-cell>
          <table:table-cell office:value-type="string" office:value="まんぞく">
            <text:p>まんぞく</text:p>
          </table:table-cell>
          <table:table-cell office:value-type="string" office:value="satisfaction, contentment">
            <text:p>satisfaction, conten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結果に満足したようです。">
            <text:p>彼は結果に満足したようです。</text:p>
          </table:table-cell>
          <table:table-cell office:value-type="string" office:value="かれ は けっか に まんぞく した ようです。">
            <text:p>かれ は けっか に まんぞく した ようです。</text:p>
          </table:table-cell>
          <table:table-cell office:value-type="string" office:value="He seems to be satisfied with the result.">
            <text:p>He seems to be satisfied with the resu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降">
            <text:p>以降</text:p>
          </table:table-cell>
          <table:table-cell office:value-type="string" office:value="いこう">
            <text:p>いこう</text:p>
          </table:table-cell>
          <table:table-cell office:value-type="string" office:value="thereafter, later than">
            <text:p>thereafter, later th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方以降にお電話をください。">
            <text:p>夕方以降にお電話をください。</text:p>
          </table:table-cell>
          <table:table-cell office:value-type="string" office:value="ゆうがた いこう に おでんわ を ください 。">
            <text:p>ゆうがた いこう に おでんわ を ください 。</text:p>
          </table:table-cell>
          <table:table-cell office:value-type="string" office:value="Please call me later in the evening.">
            <text:p>Please call me later in the eve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比較">
            <text:p>比較</text:p>
          </table:table-cell>
          <table:table-cell office:value-type="string" office:value="ひかく">
            <text:p>ひかく</text:p>
          </table:table-cell>
          <table:table-cell office:value-type="string" office:value="comparison">
            <text:p>compari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去年の売り上げと比較しましょう。">
            <text:p>去年の売り上げと比較しましょう。</text:p>
          </table:table-cell>
          <table:table-cell office:value-type="string" office:value="きょねん の うりあげ と ひかく しましょう。">
            <text:p>きょねん の うりあげ と ひかく しましょう。</text:p>
          </table:table-cell>
          <table:table-cell office:value-type="string" office:value="Let's compare it with last year's sales.">
            <text:p>Let's compare it with last year's sa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ラス">
            <text:p>クラス</text:p>
          </table:table-cell>
          <table:table-cell office:value-type="string" office:value="クラス">
            <text:p>クラス</text:p>
          </table:table-cell>
          <table:table-cell office:value-type="string" office:value="class, category">
            <text:p>class, categ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ビジネスクラスに乗ったの。">
            <text:p>彼はビジネスクラスに乗ったの。</text:p>
          </table:table-cell>
          <table:table-cell office:value-type="string" office:value="かれ は ビジネス クラス に のった の。">
            <text:p>かれ は ビジネス クラス に のった の。</text:p>
          </table:table-cell>
          <table:table-cell office:value-type="string" office:value="He traveled business class.">
            <text:p>He traveled business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犯罪">
            <text:p>犯罪</text:p>
          </table:table-cell>
          <table:table-cell office:value-type="string" office:value="はんざい">
            <text:p>はんざい</text:p>
          </table:table-cell>
          <table:table-cell office:value-type="string" office:value="offense, crime">
            <text:p>offense, cr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犯罪が減っています。">
            <text:p>最近犯罪が減っています。</text:p>
          </table:table-cell>
          <table:table-cell office:value-type="string" office:value="さいきん はんざい が へって います。">
            <text:p>さいきん はんざい が へって います。</text:p>
          </table:table-cell>
          <table:table-cell office:value-type="string" office:value="Crime has been decreasing lately.">
            <text:p>Crime has been decreasing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っしゃる">
            <text:p>おっしゃる</text:p>
          </table:table-cell>
          <table:table-cell office:value-type="string" office:value="おっしゃる">
            <text:p>おっしゃる</text:p>
          </table:table-cell>
          <table:table-cell office:value-type="string" office:value="say, tell (honorific)">
            <text:p>say, tell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のおっしゃる通りです。">
            <text:p>あなたのおっしゃる通りです。</text:p>
          </table:table-cell>
          <table:table-cell office:value-type="string" office:value="あなた の おっしゃる とおり です。">
            <text:p>あなた の おっしゃる とおり です。</text:p>
          </table:table-cell>
          <table:table-cell office:value-type="string" office:value="It is as you say.">
            <text:p>It is as you s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定">
            <text:p>特定</text:p>
          </table:table-cell>
          <table:table-cell office:value-type="string" office:value="とくてい">
            <text:p>とくてい</text:p>
          </table:table-cell>
          <table:table-cell office:value-type="string" office:value="specifying, identifying">
            <text:p>specifying, identify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警察は犯人を特定したらしいよ。">
            <text:p>警察は犯人を特定したらしいよ。</text:p>
          </table:table-cell>
          <table:table-cell office:value-type="string" office:value="けいさつ は はんにん を とくてい した らしい よ。">
            <text:p>けいさつ は はんにん を とくてい した らしい よ。</text:p>
          </table:table-cell>
          <table:table-cell office:value-type="string" office:value="I hear that the police have identified the suspect.">
            <text:p>I hear that the police have identified the susp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基礎">
            <text:p>基礎</text:p>
          </table:table-cell>
          <table:table-cell office:value-type="string" office:value="きそ">
            <text:p>きそ</text:p>
          </table:table-cell>
          <table:table-cell office:value-type="string" office:value="base, foundation">
            <text:p>base, found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ドイツ語の基礎を学んでいます。">
            <text:p>今ドイツ語の基礎を学んでいます。</text:p>
          </table:table-cell>
          <table:table-cell office:value-type="string" office:value="いま ドイツ ご の きそ を まなんで います。">
            <text:p>いま ドイツ ご の きそ を まなんで います。</text:p>
          </table:table-cell>
          <table:table-cell office:value-type="string" office:value="We are learning the basics of German at the moment.">
            <text:p>We are learning the basics of German at the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れ">
            <text:p>流れ</text:p>
          </table:table-cell>
          <table:table-cell office:value-type="string" office:value="ながれ">
            <text:p>ながれ</text:p>
          </table:table-cell>
          <table:table-cell office:value-type="string" office:value="flow, stream">
            <text:p>flow, str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川の上流は流れが速いよ。">
            <text:p>川の上流は流れが速いよ。</text:p>
          </table:table-cell>
          <table:table-cell office:value-type="string" office:value="かわ の じょうりゅう は ながれ が はやい よ。">
            <text:p>かわ の じょうりゅう は ながれ が はやい よ。</text:p>
          </table:table-cell>
          <table:table-cell office:value-type="string" office:value="The river flows fast upstream.">
            <text:p>The river flows fast upst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も">
            <text:p>どうも</text:p>
          </table:table-cell>
          <table:table-cell office:value-type="string" office:value="どうも">
            <text:p>どうも</text:p>
          </table:table-cell>
          <table:table-cell office:value-type="string" office:value="for no special reason, somehow">
            <text:p>for no special reason, somehow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はどうも体の調子が悪い。">
            <text:p>今日はどうも体の調子が悪い。</text:p>
          </table:table-cell>
          <table:table-cell office:value-type="string" office:value="きょう は どうも からだ の ちょうし が わるい。">
            <text:p>きょう は どうも からだ の ちょうし が わるい。</text:p>
          </table:table-cell>
          <table:table-cell office:value-type="string" office:value="For no special reason, I don't feel very well today.">
            <text:p>For no special reason, I don't feel very wel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村">
            <text:p>村</text:p>
          </table:table-cell>
          <table:table-cell office:value-type="string" office:value="むら">
            <text:p>むら</text:p>
          </table:table-cell>
          <table:table-cell office:value-type="string" office:value="village">
            <text:p>vill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隣の村から来ました。">
            <text:p>私は隣の村から来ました。</text:p>
          </table:table-cell>
          <table:table-cell office:value-type="string" office:value="わたし は となり の むら から きました。">
            <text:p>わたし は となり の むら から きました。</text:p>
          </table:table-cell>
          <table:table-cell office:value-type="string" office:value="I come from the next village.">
            <text:p>I come from the next vill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安定">
            <text:p>安定</text:p>
          </table:table-cell>
          <table:table-cell office:value-type="string" office:value="あんてい">
            <text:p>あんてい</text:p>
          </table:table-cell>
          <table:table-cell office:value-type="string" office:value="stability, composure">
            <text:p>stability, compos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精神の安定が必要よ。">
            <text:p>彼は精神の安定が必要よ。</text:p>
          </table:table-cell>
          <table:table-cell office:value-type="string" office:value="かれ は せいしん の あんてい が ひつよう よ。">
            <text:p>かれ は せいしん の あんてい が ひつよう よ。</text:p>
          </table:table-cell>
          <table:table-cell office:value-type="string" office:value="He needs to be mentally stable.">
            <text:p>He needs to be mentally s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人">
            <text:p>本人</text:p>
          </table:table-cell>
          <table:table-cell office:value-type="string" office:value="ほんにん">
            <text:p>ほんにん</text:p>
          </table:table-cell>
          <table:table-cell office:value-type="string" office:value="the person himself, the said person">
            <text:p>the person himself, the said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本人に聞いてください。">
            <text:p>それは本人に聞いてください。</text:p>
          </table:table-cell>
          <table:table-cell office:value-type="string" office:value="それ は ほんにん に きいて ください。">
            <text:p>それ は ほんにん に きいて ください。</text:p>
          </table:table-cell>
          <table:table-cell office:value-type="string" office:value="Please ask the person in question.">
            <text:p>Please ask the person in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雰囲気">
            <text:p>雰囲気</text:p>
          </table:table-cell>
          <table:table-cell office:value-type="string" office:value="ふんいき">
            <text:p>ふんいき</text:p>
          </table:table-cell>
          <table:table-cell office:value-type="string" office:value="atmosphere, mood">
            <text:p>atmosphere, m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とても雰囲気のいいお店ですね。">
            <text:p>とても雰囲気のいいお店ですね。</text:p>
          </table:table-cell>
          <table:table-cell office:value-type="string" office:value="とても ふんいき の いい おみせ です ね。">
            <text:p>とても ふんいき の いい おみせ です ね。</text:p>
          </table:table-cell>
          <table:table-cell office:value-type="string" office:value="The shop has a really good atmosphere.">
            <text:p>The shop has a really good atmosp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場">
            <text:p>会場</text:p>
          </table:table-cell>
          <table:table-cell office:value-type="string" office:value="かいじょう">
            <text:p>かいじょう</text:p>
          </table:table-cell>
          <table:table-cell office:value-type="string" office:value="venue, site">
            <text:p>venue, s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場は人で一杯になりました。">
            <text:p>会場は人で一杯になりました。</text:p>
          </table:table-cell>
          <table:table-cell office:value-type="string" office:value="かいじょう は ひと で いっぱい に なりました。">
            <text:p>かいじょう は ひと で いっぱい に なりました。</text:p>
          </table:table-cell>
          <table:table-cell office:value-type="string" office:value="The hall was filled with people.">
            <text:p>The hall was filled with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子">
            <text:p>電子</text:p>
          </table:table-cell>
          <table:table-cell office:value-type="string" office:value="でんし">
            <text:p>でんし</text:p>
          </table:table-cell>
          <table:table-cell office:value-type="string" office:value="electron, electronic">
            <text:p>electron, electron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子辞書はとても便利です。">
            <text:p>電子辞書はとても便利です。</text:p>
          </table:table-cell>
          <table:table-cell office:value-type="string" office:value="でんし じしょ は とても べんり です。">
            <text:p>でんし じしょ は とても べんり です。</text:p>
          </table:table-cell>
          <table:table-cell office:value-type="string" office:value="Electronic dictionaries are very useful.">
            <text:p>Electronic dictionaries are very use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">
            <text:p>文</text:p>
          </table:table-cell>
          <table:table-cell office:value-type="string" office:value="ぶん">
            <text:p>ぶん</text:p>
          </table:table-cell>
          <table:table-cell office:value-type="string" office:value="sentence">
            <text:p>sent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文は意味が分かりません。">
            <text:p>この文は意味が分かりません。</text:p>
          </table:table-cell>
          <table:table-cell office:value-type="string" office:value="この ぶん は いみ が わかりません。">
            <text:p>この ぶん は いみ が わかりません。</text:p>
          </table:table-cell>
          <table:table-cell office:value-type="string" office:value="I don't understand the meaning of this sentence.">
            <text:p>I don't understand the meaning of this sent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範囲">
            <text:p>範囲</text:p>
          </table:table-cell>
          <table:table-cell office:value-type="string" office:value="はんい">
            <text:p>はんい</text:p>
          </table:table-cell>
          <table:table-cell office:value-type="string" office:value="range, scope">
            <text:p>range, sc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知っている範囲で教えてください。">
            <text:p>知っている範囲で教えてください。</text:p>
          </table:table-cell>
          <table:table-cell office:value-type="string" office:value="しって いる はんい で おしえて ください。">
            <text:p>しって いる はんい で おしえて ください。</text:p>
          </table:table-cell>
          <table:table-cell office:value-type="string" office:value="Please tell us as much as you know.">
            <text:p>Please tell us as much as you k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失う">
            <text:p>失う</text:p>
          </table:table-cell>
          <table:table-cell office:value-type="string" office:value="うしなう">
            <text:p>うしなう</text:p>
          </table:table-cell>
          <table:table-cell office:value-type="string" office:value="lose, miss">
            <text:p>lose, mi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地震で親を失いました。">
            <text:p>彼は地震で親を失いました。</text:p>
          </table:table-cell>
          <table:table-cell office:value-type="string" office:value="かれ は じしん で おや を うしないました。">
            <text:p>かれ は じしん で おや を うしないました。</text:p>
          </table:table-cell>
          <table:table-cell office:value-type="string" office:value="He lost his parents in the earthquake.">
            <text:p>He lost his parents in the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常に">
            <text:p>常に</text:p>
          </table:table-cell>
          <table:table-cell office:value-type="string" office:value="つねに">
            <text:p>つねに</text:p>
          </table:table-cell>
          <table:table-cell office:value-type="string" office:value="always, at all times (formal)">
            <text:p>always, at all times (form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常に姿勢がいい。">
            <text:p>彼は常に姿勢がいい。</text:p>
          </table:table-cell>
          <table:table-cell office:value-type="string" office:value="かれ は つねに しせい が いい。">
            <text:p>かれ は つねに しせい が いい。</text:p>
          </table:table-cell>
          <table:table-cell office:value-type="string" office:value="His posture is always good.">
            <text:p>His posture is alway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常">
            <text:p>日常</text:p>
          </table:table-cell>
          <table:table-cell office:value-type="string" office:value="にちじょう">
            <text:p>にちじょう</text:p>
          </table:table-cell>
          <table:table-cell office:value-type="string" office:value="everyday life, daily life">
            <text:p>everyday life, daily l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音楽は私の日常の一部です。">
            <text:p>音楽は私の日常の一部です。</text:p>
          </table:table-cell>
          <table:table-cell office:value-type="string" office:value="おんがく は わたし の にちじょう の いちぶ です。">
            <text:p>おんがく は わたし の にちじょう の いちぶ です。</text:p>
          </table:table-cell>
          <table:table-cell office:value-type="string" office:value="Music is part of my daily life.">
            <text:p>Music is part of my dail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答">
            <text:p>回答</text:p>
          </table:table-cell>
          <table:table-cell office:value-type="string" office:value="かいとう">
            <text:p>かいとう</text:p>
          </table:table-cell>
          <table:table-cell office:value-type="string" office:value="reply, answer">
            <text:p>reply, answ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アンケートに回答しました。">
            <text:p>アンケートに回答しました。</text:p>
          </table:table-cell>
          <table:table-cell office:value-type="string" office:value="アンケート に かいとう しました。">
            <text:p>アンケート に かいとう しました。</text:p>
          </table:table-cell>
          <table:table-cell office:value-type="string" office:value="I answered the questionnaire.">
            <text:p>I answered the questionna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制">
            <text:p>体制</text:p>
          </table:table-cell>
          <table:table-cell office:value-type="string" office:value="たいせい">
            <text:p>たいせい</text:p>
          </table:table-cell>
          <table:table-cell office:value-type="string" office:value="system, structure">
            <text:p>system, struc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政治の体制を変える必要があります。">
            <text:p>政治の体制を変える必要があります。</text:p>
          </table:table-cell>
          <table:table-cell office:value-type="string" office:value="せいじ の たいせい を かえる ひつよう が あります。">
            <text:p>せいじ の たいせい を かえる ひつよう が あります。</text:p>
          </table:table-cell>
          <table:table-cell office:value-type="string" office:value="We need to change the political system.">
            <text:p>We need to change the political syst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整">
            <text:p>調整</text:p>
          </table:table-cell>
          <table:table-cell office:value-type="string" office:value="ちょうせい">
            <text:p>ちょうせい</text:p>
          </table:table-cell>
          <table:table-cell office:value-type="string" office:value="regulation, adjustment">
            <text:p>regulation, adju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、スケジュールの調整をしています。">
            <text:p>今、スケジュールの調整をしています。</text:p>
          </table:table-cell>
          <table:table-cell office:value-type="string" office:value="いま、スケジュール の ちょうせい を して います。">
            <text:p>いま、スケジュール の ちょうせい を して います。</text:p>
          </table:table-cell>
          <table:table-cell office:value-type="string" office:value="I'm adjusting the schedule now.">
            <text:p>I'm adjusting the schedul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疑問">
            <text:p>疑問</text:p>
          </table:table-cell>
          <table:table-cell office:value-type="string" office:value="ぎもん">
            <text:p>ぎもん</text:p>
          </table:table-cell>
          <table:table-cell office:value-type="string" office:value="question, doubt">
            <text:p>question, doub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言葉が本当かは疑問です。">
            <text:p>彼の言葉が本当かは疑問です。</text:p>
          </table:table-cell>
          <table:table-cell office:value-type="string" office:value="かれ の ことば が ほんとう か は ぎもん です。">
            <text:p>かれ の ことば が ほんとう か は ぎもん です。</text:p>
          </table:table-cell>
          <table:table-cell office:value-type="string" office:value="I doubt if he was telling the truth.">
            <text:p>I doubt if he was telling the tr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応援">
            <text:p>応援</text:p>
          </table:table-cell>
          <table:table-cell office:value-type="string" office:value="おうえん">
            <text:p>おうえん</text:p>
          </table:table-cell>
          <table:table-cell office:value-type="string" office:value="support, cheering">
            <text:p>support, chee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大勢が応援に駆けつけてくれたよ。">
            <text:p>大勢が応援に駆けつけてくれたよ。</text:p>
          </table:table-cell>
          <table:table-cell office:value-type="string" office:value="おおぜい が おうえん に かけつけて くれた よ。">
            <text:p>おおぜい が おうえん に かけつけて くれた よ。</text:p>
          </table:table-cell>
          <table:table-cell office:value-type="string" office:value="Many people came to cheer us on.">
            <text:p>Many people came to cheer us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想">
            <text:p>感想</text:p>
          </table:table-cell>
          <table:table-cell office:value-type="string" office:value="かんそう">
            <text:p>かんそう</text:p>
          </table:table-cell>
          <table:table-cell office:value-type="string" office:value="thought, impression">
            <text:p>thought, im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ご感想をお聞かせください。">
            <text:p>ご感想をお聞かせください。</text:p>
          </table:table-cell>
          <table:table-cell office:value-type="string" office:value="ごかんそう を おきかせ ください 。">
            <text:p>ごかんそう を おきかせ ください 。</text:p>
          </table:table-cell>
          <table:table-cell office:value-type="string" office:value="I'd like to hear your thoughts.">
            <text:p>I'd like to hear your though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説">
            <text:p>解説</text:p>
          </table:table-cell>
          <table:table-cell office:value-type="string" office:value="かいせつ">
            <text:p>かいせつ</text:p>
          </table:table-cell>
          <table:table-cell office:value-type="string" office:value="explanation, commentary">
            <text:p>explanation, commenta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聞の解説欄を読みました。">
            <text:p>新聞の解説欄を読みました。</text:p>
          </table:table-cell>
          <table:table-cell office:value-type="string" office:value="しんぶん の かいせつ らん を よみました。">
            <text:p>しんぶん の かいせつ らん を よみました。</text:p>
          </table:table-cell>
          <table:table-cell office:value-type="string" office:value="I read the comment column in the newspaper.">
            <text:p>I read the comment column in the news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リーズ">
            <text:p>シリーズ</text:p>
          </table:table-cell>
          <table:table-cell office:value-type="string" office:value="シリーズ">
            <text:p>シリーズ</text:p>
          </table:table-cell>
          <table:table-cell office:value-type="string" office:value="series">
            <text:p>se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シリーズは50話もあるそうよ。">
            <text:p>このシリーズは50話もあるそうよ。</text:p>
          </table:table-cell>
          <table:table-cell office:value-type="string" office:value="この シリーズ は 50 わ も ある そう よ。">
            <text:p>この シリーズ は 50 わ も ある そう よ。</text:p>
          </table:table-cell>
          <table:table-cell office:value-type="string" office:value="I hear this series has as many as 50 stories.">
            <text:p>I hear this series has as many as 50 sto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共">
            <text:p>公共</text:p>
          </table:table-cell>
          <table:table-cell office:value-type="string" office:value="こうきょう">
            <text:p>こうきょう</text:p>
          </table:table-cell>
          <table:table-cell office:value-type="string" office:value="public, community">
            <text:p>public, commu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共の乗り物は誰でも利用できます。">
            <text:p>公共の乗り物は誰でも利用できます。</text:p>
          </table:table-cell>
          <table:table-cell office:value-type="string" office:value="こうきょう の のりもの は だれ で も りよう できます。">
            <text:p>こうきょう の のりもの は だれ で も りよう できます。</text:p>
          </table:table-cell>
          <table:table-cell office:value-type="string" office:value="Public transport is available to everyone.">
            <text:p>Public transport is available to every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民間">
            <text:p>民間</text:p>
          </table:table-cell>
          <table:table-cell office:value-type="string" office:value="みんかん">
            <text:p>みんかん</text:p>
          </table:table-cell>
          <table:table-cell office:value-type="string" office:value="private, civilian">
            <text:p>private, civili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土地は民間企業に売却されたんだ。">
            <text:p>その土地は民間企業に売却されたんだ。</text:p>
          </table:table-cell>
          <table:table-cell office:value-type="string" office:value="その とち は みんかん きぎょう に ばいきゃく された ん だ。">
            <text:p>その とち は みんかん きぎょう に ばいきゃく された ん だ。</text:p>
          </table:table-cell>
          <table:table-cell office:value-type="string" office:value="The land was sold to a private company.">
            <text:p>The land was sold to a privat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裁判">
            <text:p>裁判</text:p>
          </table:table-cell>
          <table:table-cell office:value-type="string" office:value="さいばん">
            <text:p>さいばん</text:p>
          </table:table-cell>
          <table:table-cell office:value-type="string" office:value="trial, judgment">
            <text:p>trial, judg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裁判の様子はテレビで中継されたわよ。">
            <text:p>裁判の様子はテレビで中継されたわよ。</text:p>
          </table:table-cell>
          <table:table-cell office:value-type="string" office:value="さいばん の ようす は テレビ で ちゅうけい された わ よ。">
            <text:p>さいばん の ようす は テレビ で ちゅうけい された わ よ。</text:p>
          </table:table-cell>
          <table:table-cell office:value-type="string" office:value="The trial was broadcasted live on television.">
            <text:p>The trial was broadcasted live on televi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合">
            <text:p>組合</text:p>
          </table:table-cell>
          <table:table-cell office:value-type="string" office:value="くみあい">
            <text:p>くみあい</text:p>
          </table:table-cell>
          <table:table-cell office:value-type="string" office:value="union, guild">
            <text:p>union, gu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組合の集まりがあるわ。">
            <text:p>今日は組合の集まりがあるわ。</text:p>
          </table:table-cell>
          <table:table-cell office:value-type="string" office:value="きょう は くみあい の あつまり が ある わ。">
            <text:p>きょう は くみあい の あつまり が ある わ。</text:p>
          </table:table-cell>
          <table:table-cell office:value-type="string" office:value="There is a union meeting today.">
            <text:p>There is a union meeti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来">
            <text:p>本来</text:p>
          </table:table-cell>
          <table:table-cell office:value-type="string" office:value="ほんらい">
            <text:p>ほんらい</text:p>
          </table:table-cell>
          <table:table-cell office:value-type="string" office:value="originally, primarily">
            <text:p>originally, primar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プレッシャーから解放されて本来の自分に戻ったな。">
            <text:p>彼女はプレッシャーから解放されて本来の自分に戻ったな。</text:p>
          </table:table-cell>
          <table:table-cell office:value-type="string" office:value="かのじょ は プレッシャー から かいほう されて ほんらい の じぶん に もどった な。">
            <text:p>かのじょ は プレッシャー から かいほう されて ほんらい の じぶん に もどった な。</text:p>
          </table:table-cell>
          <table:table-cell office:value-type="string" office:value="Freed from the pressure, she regained herself again.">
            <text:p>Freed from the pressure, she regained herself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体">
            <text:p>一体</text:p>
          </table:table-cell>
          <table:table-cell office:value-type="string" office:value="いったい">
            <text:p>いったい</text:p>
          </table:table-cell>
          <table:table-cell office:value-type="string" office:value="what on earth">
            <text:p>what on eart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一体何事ですか。">
            <text:p>一体何事ですか。</text:p>
          </table:table-cell>
          <table:table-cell office:value-type="string" office:value="いったい なにごと です か。">
            <text:p>いったい なにごと です か。</text:p>
          </table:table-cell>
          <table:table-cell office:value-type="string" office:value="What on earth is going on?">
            <text:p>What on earth is going 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宇宙">
            <text:p>宇宙</text:p>
          </table:table-cell>
          <table:table-cell office:value-type="string" office:value="うちゅう">
            <text:p>うちゅう</text:p>
          </table:table-cell>
          <table:table-cell office:value-type="string" office:value="universe, space">
            <text:p>universe, s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宇宙の謎は限りなく大きいの。">
            <text:p>宇宙の謎は限りなく大きいの。</text:p>
          </table:table-cell>
          <table:table-cell office:value-type="string" office:value="うちゅう の なぞ は かぎり なく おおきい の。">
            <text:p>うちゅう の なぞ は かぎり なく おおきい の。</text:p>
          </table:table-cell>
          <table:table-cell office:value-type="string" office:value="The mystery of universe is infinitely deep.">
            <text:p>The mystery of universe is infinitely dee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す">
            <text:p>申す</text:p>
          </table:table-cell>
          <table:table-cell office:value-type="string" office:value="もうす">
            <text:p>もうす</text:p>
          </table:table-cell>
          <table:table-cell office:value-type="string" office:value="say, tell (humble)">
            <text:p>say, tell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鈴木と申します。">
            <text:p>私は鈴木と申します。</text:p>
          </table:table-cell>
          <table:table-cell office:value-type="string" office:value="わたくし は すずき と もうします。">
            <text:p>わたくし は すずき と もうします。</text:p>
          </table:table-cell>
          <table:table-cell office:value-type="string" office:value="My name is Suzuki.">
            <text:p>My name is Suzuk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図">
            <text:p>図</text:p>
          </table:table-cell>
          <table:table-cell office:value-type="string" office:value="ず">
            <text:p>ず</text:p>
          </table:table-cell>
          <table:table-cell office:value-type="string" office:value="figure, diagram">
            <text:p>figure, diagr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図を描いて説明しましょう。">
            <text:p>図を描いて説明しましょう。</text:p>
          </table:table-cell>
          <table:table-cell office:value-type="string" office:value="ず を かいて せつめい しましょう。">
            <text:p>ず を かいて せつめい しましょう。</text:p>
          </table:table-cell>
          <table:table-cell office:value-type="string" office:value="Let me draw a diagram to explain.">
            <text:p>Let me draw a diagram to expl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ラブ">
            <text:p>クラブ</text:p>
          </table:table-cell>
          <table:table-cell office:value-type="string" office:value="クラブ">
            <text:p>クラブ</text:p>
          </table:table-cell>
          <table:table-cell office:value-type="string" office:value="club">
            <text:p>clu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夏休みにはクラブの合宿に参加します。">
            <text:p>夏休みにはクラブの合宿に参加します。</text:p>
          </table:table-cell>
          <table:table-cell office:value-type="string" office:value="なつやすみ に は クラブ の がっしゅく に さんか します。">
            <text:p>なつやすみ に は クラブ の がっしゅく に さんか します。</text:p>
          </table:table-cell>
          <table:table-cell office:value-type="string" office:value="I'll go to the club's training camp during summer vacation.">
            <text:p>I'll go to the club's training camp during summer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観光">
            <text:p>観光</text:p>
          </table:table-cell>
          <table:table-cell office:value-type="string" office:value="かんこう">
            <text:p>かんこう</text:p>
          </table:table-cell>
          <table:table-cell office:value-type="string" office:value="sightseeing">
            <text:p>sightsee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京都で3日間観光しました。">
            <text:p>京都で3日間観光しました。</text:p>
          </table:table-cell>
          <table:table-cell office:value-type="string" office:value="きょうと で みっか かん かんこう しました。">
            <text:p>きょうと で みっか かん かんこう しました。</text:p>
          </table:table-cell>
          <table:table-cell office:value-type="string" office:value="I went sightseeing for three days in Kyoto.">
            <text:p>I went sightseeing for three days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提出">
            <text:p>提出</text:p>
          </table:table-cell>
          <table:table-cell office:value-type="string" office:value="ていしゅつ">
            <text:p>ていしゅつ</text:p>
          </table:table-cell>
          <table:table-cell office:value-type="string" office:value="presentation, submission (of a report, plan, etc)">
            <text:p>presentation, submission (of a report, plan, etc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課題は7月5日までに提出してください。">
            <text:p>課題は7月5日までに提出してください。</text:p>
          </table:table-cell>
          <table:table-cell office:value-type="string" office:value="かだい は 7 がつ いつか まで に ていしゅつ して ください。">
            <text:p>かだい は 7 がつ いつか まで に ていしゅつ して ください。</text:p>
          </table:table-cell>
          <table:table-cell office:value-type="string" office:value="Please submit your assignment by July 5.">
            <text:p>Please submit your assignment by July 5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来">
            <text:p>以来</text:p>
          </table:table-cell>
          <table:table-cell office:value-type="string" office:value="いらい">
            <text:p>いらい</text:p>
          </table:table-cell>
          <table:table-cell office:value-type="string" office:value="since then">
            <text:p>since th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以来彼女に会ってない。">
            <text:p>それ以来彼女に会ってない。</text:p>
          </table:table-cell>
          <table:table-cell office:value-type="string" office:value="それ いらい かのじょ に あってない。">
            <text:p>それ いらい かのじょ に あってない。</text:p>
          </table:table-cell>
          <table:table-cell office:value-type="string" office:value="I haven't met her since then.">
            <text:p>I haven't met her since t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離れる">
            <text:p>離れる</text:p>
          </table:table-cell>
          <table:table-cell office:value-type="string" office:value="はなれる">
            <text:p>はなれる</text:p>
          </table:table-cell>
          <table:table-cell office:value-type="string" office:value="get away from">
            <text:p>get away from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実家を4年間離れていました。">
            <text:p>実家を4年間離れていました。</text:p>
          </table:table-cell>
          <table:table-cell office:value-type="string" office:value="じっか を 4 ねんかん はなれて いました。">
            <text:p>じっか を 4 ねんかん はなれて いました。</text:p>
          </table:table-cell>
          <table:table-cell office:value-type="string" office:value="I was away from my parents' house for 4 years.">
            <text:p>I was away from my parents' house for 4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">
            <text:p>生</text:p>
          </table:table-cell>
          <table:table-cell office:value-type="string" office:value="せい">
            <text:p>せい</text:p>
          </table:table-cell>
          <table:table-cell office:value-type="string" office:value="life, living">
            <text:p>life, liv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がこの世に生を受けて80年が過ぎたわ。">
            <text:p>私がこの世に生を受けて80年が過ぎたわ。</text:p>
          </table:table-cell>
          <table:table-cell office:value-type="string" office:value="わたし が このよ に せい を うけて 80 ねん が すぎた わ。">
            <text:p>わたし が このよ に せい を うけて 80 ねん が すぎた わ。</text:p>
          </table:table-cell>
          <table:table-cell office:value-type="string" office:value="80 years have passed since I came into existence.">
            <text:p>80 years have passed since I came into exist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性格">
            <text:p>性格</text:p>
          </table:table-cell>
          <table:table-cell office:value-type="string" office:value="せいかく">
            <text:p>せいかく</text:p>
          </table:table-cell>
          <table:table-cell office:value-type="string" office:value="character, personality">
            <text:p>character, person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と姉の性格は正反対です。">
            <text:p>僕と姉の性格は正反対です。</text:p>
          </table:table-cell>
          <table:table-cell office:value-type="string" office:value="ぼく と あね の せいかく は せいはんたい です。">
            <text:p>ぼく と あね の せいかく は せいはんたい です。</text:p>
          </table:table-cell>
          <table:table-cell office:value-type="string" office:value="My older sister and I have completely opposite personalities.">
            <text:p>My older sister and I have completely opposite personali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性格">
            <text:p>性格</text:p>
          </table:table-cell>
          <table:table-cell office:value-type="string" office:value="せいかく">
            <text:p>せいかく</text:p>
          </table:table-cell>
          <table:table-cell office:value-type="string" office:value="character, personality">
            <text:p>character, person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と姉の性格は正反対です。">
            <text:p>僕と姉の性格は正反対です。</text:p>
          </table:table-cell>
          <table:table-cell office:value-type="string" office:value="ぼく と あね の せいかく は せいはんたい です。">
            <text:p>ぼく と あね の せいかく は せいはんたい です。</text:p>
          </table:table-cell>
          <table:table-cell office:value-type="string" office:value="My older sister and I have completely opposite personalities.">
            <text:p>My older sister and I have completely opposite personali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